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45cm" fo:min-width="9.6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color="#c9211e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c9211e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7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24cm" svg:y1="1.762cm" svg:x2="2.724cm" svg:y2="7.462cm">
          <text:p/>
        </draw:line>
        <draw:line draw:style-name="gr2" draw:text-style-name="P2" draw:layer="layout" svg:x1="10.192cm" svg:y1="1.762cm" svg:x2="10.192cm" svg:y2="7.462cm">
          <text:p/>
        </draw:line>
        <draw:line draw:style-name="gr2" draw:text-style-name="P2" draw:layer="layout" svg:x1="1.508cm" svg:y1="2.712cm" svg:x2="11.668cm" svg:y2="2.712cm">
          <text:p/>
        </draw:line>
        <draw:line draw:style-name="gr2" draw:text-style-name="P2" draw:layer="layout" svg:x1="1.508cm" svg:y1="6.417cm" svg:x2="11.668cm" svg:y2="6.417cm">
          <text:p/>
        </draw:line>
        <draw:frame draw:style-name="gr3" draw:text-style-name="P4" draw:layer="layout" svg:width="1.223cm" svg:height="1.039cm" svg:x="1.682cm" svg:y="1.897cm">
          <draw:text-box>
            <text:p text:style-name="P3"><text:span text:style-name="T1">ES</text:span></text:p>
          </draw:text-box>
        </draw:frame>
        <draw:frame draw:style-name="gr4" draw:text-style-name="P4" draw:layer="layout" svg:width="0.923cm" svg:height="0.72cm" svg:x="5.676cm" svg:y="1.897cm">
          <draw:text-box>
            <text:p text:style-name="P3"><text:span text:style-name="T1">I</text:span></text:p>
          </draw:text-box>
        </draw:frame>
        <draw:frame draw:style-name="gr3" draw:text-style-name="P4" draw:layer="layout" svg:width="1.143cm" svg:height="1.039cm" svg:x="10.398cm" svg:y="1.952cm">
          <draw:text-box>
            <text:p text:style-name="P3"><text:span text:style-name="T1">EF</text:span></text:p>
          </draw:text-box>
        </draw:frame>
        <draw:frame draw:style-name="gr3" draw:text-style-name="P4" draw:layer="layout" svg:width="1.223cm" svg:height="1.039cm" svg:x="1.682cm" svg:y="4.232cm">
          <draw:text-box>
            <text:p text:style-name="P3"><text:span text:style-name="T1">PS</text:span></text:p>
          </draw:text-box>
        </draw:frame>
        <draw:frame draw:style-name="gr3" draw:text-style-name="P4" draw:layer="layout" svg:width="1.143cm" svg:height="1.039cm" svg:x="10.398cm" svg:y="4.327cm">
          <draw:text-box>
            <text:p text:style-name="P3"><text:span text:style-name="T1">PF</text:span></text:p>
          </draw:text-box>
        </draw:frame>
        <draw:frame draw:style-name="gr3" draw:text-style-name="P4" draw:layer="layout" svg:width="1.096cm" svg:height="1.039cm" svg:x="1.682cm" svg:y="6.607cm">
          <draw:text-box>
            <text:p text:style-name="P3"><text:span text:style-name="T1">LS</text:span></text:p>
          </draw:text-box>
        </draw:frame>
        <draw:frame draw:style-name="gr5" draw:text-style-name="P6" draw:layer="layout" svg:width="1.042cm" svg:height="1.251cm" svg:x="5.589cm" svg:y="6.607cm">
          <draw:text-box>
            <text:p text:style-name="P5"><text:span text:style-name="T2">A</text:span></text:p>
          </draw:text-box>
        </draw:frame>
        <draw:frame draw:style-name="gr6" draw:text-style-name="P4" draw:layer="layout" svg:width="0.923cm" svg:height="0.719cm" svg:x="10.452cm" svg:y="6.607cm">
          <draw:text-box>
            <text:p text:style-name="P3"><text:span text:style-name="T1">LF</text:span></text:p>
          </draw:text-box>
        </draw:frame>
        <draw:custom-shape draw:style-name="gr1" draw:text-style-name="P1" draw:layer="layout" svg:width="10.16cm" svg:height="5.7cm" svg:x="17.637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853cm" svg:y1="1.762cm" svg:x2="18.853cm" svg:y2="7.462cm">
          <text:p/>
        </draw:line>
        <draw:line draw:style-name="gr2" draw:text-style-name="P2" draw:layer="layout" svg:x1="26.321cm" svg:y1="1.762cm" svg:x2="26.321cm" svg:y2="7.462cm">
          <text:p/>
        </draw:line>
        <draw:line draw:style-name="gr2" draw:text-style-name="P2" draw:layer="layout" svg:x1="17.637cm" svg:y1="2.712cm" svg:x2="27.797cm" svg:y2="2.712cm">
          <text:p/>
        </draw:line>
        <draw:line draw:style-name="gr2" draw:text-style-name="P2" draw:layer="layout" svg:x1="17.637cm" svg:y1="6.417cm" svg:x2="27.797cm" svg:y2="6.417cm">
          <text:p/>
        </draw:line>
        <draw:frame draw:style-name="gr3" draw:text-style-name="P4" draw:layer="layout" svg:width="1.223cm" svg:height="1.039cm" svg:x="17.811cm" svg:y="1.897cm">
          <draw:text-box>
            <text:p text:style-name="P3"><text:span text:style-name="T1">ES</text:span></text:p>
          </draw:text-box>
        </draw:frame>
        <draw:frame draw:style-name="gr4" draw:text-style-name="P4" draw:layer="layout" svg:width="0.923cm" svg:height="0.72cm" svg:x="21.805cm" svg:y="1.897cm">
          <draw:text-box>
            <text:p text:style-name="P3"><text:span text:style-name="T1">I</text:span></text:p>
          </draw:text-box>
        </draw:frame>
        <draw:frame draw:style-name="gr3" draw:text-style-name="P4" draw:layer="layout" svg:width="1.143cm" svg:height="1.039cm" svg:x="26.527cm" svg:y="1.952cm">
          <draw:text-box>
            <text:p text:style-name="P3"><text:span text:style-name="T1">EF</text:span></text:p>
          </draw:text-box>
        </draw:frame>
        <draw:frame draw:style-name="gr3" draw:text-style-name="P4" draw:layer="layout" svg:width="1.223cm" svg:height="1.039cm" svg:x="17.811cm" svg:y="4.232cm">
          <draw:text-box>
            <text:p text:style-name="P3"><text:span text:style-name="T1">PS</text:span></text:p>
          </draw:text-box>
        </draw:frame>
        <draw:frame draw:style-name="gr3" draw:text-style-name="P4" draw:layer="layout" svg:width="1.143cm" svg:height="1.039cm" svg:x="26.527cm" svg:y="4.327cm">
          <draw:text-box>
            <text:p text:style-name="P3"><text:span text:style-name="T1">PF</text:span></text:p>
          </draw:text-box>
        </draw:frame>
        <draw:frame draw:style-name="gr3" draw:text-style-name="P4" draw:layer="layout" svg:width="1.096cm" svg:height="1.039cm" svg:x="17.811cm" svg:y="6.607cm">
          <draw:text-box>
            <text:p text:style-name="P3"><text:span text:style-name="T1">LS</text:span></text:p>
          </draw:text-box>
        </draw:frame>
        <draw:frame draw:style-name="gr5" draw:text-style-name="P6" draw:layer="layout" svg:width="1.042cm" svg:height="1.251cm" svg:x="21.718cm" svg:y="6.607cm">
          <draw:text-box>
            <text:p text:style-name="P5"><text:span text:style-name="T2">B</text:span></text:p>
          </draw:text-box>
        </draw:frame>
        <draw:frame draw:style-name="gr6" draw:text-style-name="P4" draw:layer="layout" svg:width="0.923cm" svg:height="0.719cm" svg:x="26.581cm" svg:y="6.607cm">
          <draw:text-box>
            <text:p text:style-name="P3"><text:span text:style-name="T1">LF</text:span></text:p>
          </draw:text-box>
        </draw:frame>
        <draw:line draw:style-name="gr7" draw:text-style-name="P2" draw:layer="layout" svg:x1="12.176cm" svg:y1="4.429cm" svg:x2="17.256cm" svg:y2="4.429cm">
          <text:p/>
        </draw:line>
        <draw:frame draw:style-name="gr8" draw:text-style-name="P7" draw:layer="layout" svg:width="0.959cm" svg:height="0.962cm" svg:x="14.081cm" svg:y="3.213cm">
          <draw:text-box>
            <text:p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6:37.993626596</meta:creation-date>
    <dc:date>2021-02-15T12:50:39.931885419</dc:date>
    <meta:editing-duration>PT4M1S</meta:editing-duration>
    <meta:editing-cycles>2</meta:editing-cycles>
    <meta:generator>LibreOffice/6.4.6.2$Linux_X86_64 LibreOffice_project/40$Build-2</meta:generator>
    <meta:document-statistic meta:object-count="28"/>
  </office:meta>
</office:document-meta>
</file>